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D000002E5D8E941F746C08E02.png" manifest:media-type="image/png"/>
  <manifest:file-entry manifest:full-path="Pictures/100002010000050D000002E50C83FC8061246B41.png" manifest:media-type="image/png"/>
  <manifest:file-entry manifest:full-path="Pictures/1000020100000287000002E56D3BC9B409F91C7C.png" manifest:media-type="image/png"/>
  <manifest:file-entry manifest:full-path="Pictures/100002010000050D000002E5B9B65FE2EF39DA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ac79" officeooo:paragraph-rsid="001fac79"/>
    </style:style>
    <style:style style:name="P2" style:family="paragraph" style:parent-style-name="Header">
      <style:paragraph-properties fo:text-align="end" style:justify-single-word="false"/>
      <style:text-properties officeooo:rsid="001fac79" officeooo:paragraph-rsid="001fac79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2.899cm, 14.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245cm, 3.86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12.739cm, 14.5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13.538cm, 9.63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a)</text:p>
      <text:p text:style-name="P1"><draw:frame draw:style-name="fr2" draw:name="Imagen1" text:anchor-type="paragraph" svg:width="16.755cm" svg:height="15.632cm" draw:z-index="1"><draw:image xlink:href="Pictures/1000020100000287000002E56D3BC9B409F91C7C.png" xlink:type="simple" xlink:show="embed" xlink:actuate="onLoad" loext:mime-type="image/x-vclgraphic"/></draw:frame></text:p>
      <text:p text:style-name="P1"/>
      <text:p text:style-name="P1">b)</text:p>
      <text:p text:style-name="P1"><draw:frame draw:style-name="fr1" draw:name="Imagen2" text:anchor-type="paragraph" svg:width="15.614cm" svg:height="3.658cm" draw:z-index="0"><draw:image xlink:href="Pictures/100002010000050D000002E5B9B65FE2EF39DAA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text:soft-page-break/>c)</text:p>
      <text:p text:style-name="P1"><draw:frame draw:style-name="fr3" draw:name="Imagen3" text:anchor-type="paragraph" svg:width="14.949cm" svg:height="3.514cm" draw:z-index="2"><draw:image xlink:href="Pictures/100002010000050D000002E50C83FC8061246B41.png" xlink:type="simple" xlink:show="embed" xlink:actuate="onLoad" loext:mime-type="image/x-vclgraphic"/></draw:frame></text:p>
      <text:p text:style-name="P1"/>
      <text:p text:style-name="P1">e)</text:p>
      <text:p text:style-name="P1"><draw:frame draw:style-name="fr4" draw:name="Imagen4" text:anchor-type="paragraph" svg:width="13.24cm" svg:height="6.387cm" draw:z-index="3"><draw:image xlink:href="Pictures/100002010000050D000002E5D8E941F746C08E02.png" xlink:type="simple" xlink:show="embed" xlink:actuate="onLoad" loext:mime-type="image/x-vclgraphic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ac79" officeooo:paragraph-rsid="001fac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del Mar Vazquez Rodrigu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49:17.561743442</meta:creation-date>
    <dc:date>2020-03-06T16:15:11.164009849</dc:date>
    <meta:editing-duration>PT5M12S</meta:editing-duration>
    <meta:editing-cycles>1</meta:editing-cycles>
    <meta:document-statistic meta:table-count="0" meta:image-count="4" meta:object-count="0" meta:page-count="2" meta:paragraph-count="6" meta:word-count="10" meta:character-count="41" meta:non-whitespace-character-count="37"/>
    <meta:generator>LibreOffice/6.0.7.3$Linux_X86_64 LibreOffice_project/00m0$Build-3</meta:generator>
  </office:meta>
</office:document-meta>
</file>